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1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2.6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Linienende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3" style:family="text">
      <style:text-properties style:font-name="DejaVu Sans2" fo:font-size="12pt" style:font-name-asian="DejaVu Sans2" style:font-size-asian="12pt" style:font-name-complex="DejaVu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029cm" svg:height="1cm" svg:x="0.972cm" svg:y="1.5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91cm" svg:height="1cm" svg:x="3.11cm" svg:y="1.5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11.101cm" svg:y="0.8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cm" svg:height="0.9cm" svg:x="9.201cm" svg:y="2.401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01cm" svg:y="2.4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2.001cm" svg:x2="3.11cm" svg:y2="2.001cm" draw:start-shape="id1" draw:start-glue-point="10" draw:end-shape="id2" draw:end-glue-point="6" svg:d="m2001 2001h1109" svg:viewBox="0 0 1110 1">
          <text:p/>
        </draw:connector>
        <draw:frame draw:style-name="gr3" draw:text-style-name="P3" draw:layer="layout" svg:width="0.769cm" svg:height="0.831cm" svg:x="1.901cm" svg:y="1.401cm">
          <draw:text-box>
            <text:p><text:span text:style-name="T2">ε</text:span></text:p>
          </draw:text-box>
        </draw:frame>
        <draw:frame draw:style-name="gr4" draw:text-style-name="P3" draw:layer="layout" svg:width="3.88cm" svg:height="0.831cm" svg:x="4.301cm" svg:y="0.67cm">
          <draw:text-box>
            <text:p><text:span text:style-name="T2">(b+ε)(b+ε)aa</text:span></text:p>
          </draw:text-box>
        </draw:frame>
        <draw:frame draw:style-name="gr5" draw:text-style-name="P3" draw:layer="layout" svg:width="2.487cm" svg:height="0.831cm" svg:x="3.702cm" svg:y="2.671cm">
          <draw:text-box>
            <text:p><text:span text:style-name="T2">a(a+ε)a</text:span></text:p>
          </draw:text-box>
        </draw:frame>
        <draw:frame draw:style-name="gr5" draw:text-style-name="P3" draw:layer="layout" svg:width="0.769cm" svg:height="0.831cm" svg:x="10.002cm" svg:y="2.171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 -0.29cm" svg:x1="11.232cm" svg:y1="0.932cm" svg:x2="12.001cm" svg:y2="1.251cm" svg:d="m11232 932c0-591 491-492 763-265s324 584 6 584" svg:viewBox="0 0 989 762">
          <text:p/>
        </draw:connector>
        <draw:connector draw:style-name="gr2" draw:text-style-name="P1" draw:layer="layout" draw:type="curve" draw:line-skew="0.288cm" svg:x1="3.606cm" svg:y1="1.501cm" svg:x2="11.101cm" svg:y2="1.251cm" draw:start-shape="id2" draw:start-glue-point="4" draw:end-shape="id3" draw:end-glue-point="6" svg:d="m3606 1501c0-319 1998-266 2559-248s-314-2 4936-2" svg:viewBox="0 0 7496 263">
          <text:p/>
        </draw:connector>
        <draw:connector draw:style-name="gr2" draw:text-style-name="P1" draw:layer="layout" draw:type="curve" draw:line-skew="-0.191cm" svg:x1="3.606cm" svg:y1="2.501cm" svg:x2="9.201cm" svg:y2="2.851cm" draw:start-shape="id2" draw:start-glue-point="8" draw:end-shape="id4" draw:end-glue-point="6" svg:d="m3606 2501c0 466 1522 388 1965 359s-195-9 3630-9" svg:viewBox="0 0 5596 383">
          <text:p/>
        </draw:connector>
        <draw:custom-shape draw:style-name="gr6" draw:text-style-name="P2" xml:id="id5" draw:id="id5" draw:layer="layout" svg:width="1.1cm" svg:height="1.1cm" svg:x="11.00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.551cm" svg:y1="1.701cm" svg:x2="11.551cm" svg:y2="2.301cm" draw:start-shape="id3" draw:start-glue-point="8" draw:end-shape="id5" draw:end-glue-point="4" svg:d="m11551 1701v600" svg:viewBox="0 0 1 601">
          <text:p/>
        </draw:connector>
        <draw:connector draw:style-name="gr2" draw:text-style-name="P1" draw:layer="layout" svg:x1="10.101cm" svg:y1="2.851cm" svg:x2="11.001cm" svg:y2="2.851cm" draw:start-shape="id4" draw:start-glue-point="10" draw:end-shape="id5" draw:end-glue-point="6" svg:d="m10101 2851h900" svg:viewBox="0 0 901 1">
          <text:p/>
        </draw:connector>
        <draw:frame draw:style-name="gr5" draw:text-style-name="P3" draw:layer="layout" svg:width="0.769cm" svg:height="0.831cm" svg:x="11.403cm" svg:y="1.472cm">
          <draw:text-box>
            <text:p><text:span text:style-name="T2">ε</text:span></text:p>
          </draw:text-box>
        </draw:frame>
        <draw:connector draw:style-name="gr2" draw:text-style-name="P1" draw:layer="layout" svg:x1="0.073cm" svg:y1="2.004cm" svg:x2="0.972cm" svg:y2="2.001cm" draw:end-shape="id1" draw:end-glue-point="6" svg:d="m73 2004h199v-3h700" svg:viewBox="0 0 900 4">
          <text:p/>
        </draw:connector>
        <draw:connector draw:style-name="gr7" draw:text-style-name="P1" draw:layer="layout" draw:type="curve" svg:x1="9.332cm" svg:y1="3.17cm" svg:x2="9.97cm" svg:y2="3.17cm" draw:start-shape="id4" draw:start-glue-point="7" draw:end-shape="id4" draw:end-glue-point="9" svg:d="m9332 3170c0 949 638 949 638 0" svg:viewBox="0 0 639 713">
          <text:p/>
        </draw:connector>
        <draw:frame draw:style-name="gr5" draw:text-style-name="P3" draw:layer="layout" svg:width="0.807cm" svg:height="0.831cm" svg:x="8.808cm" svg:y="2.977cm">
          <draw:text-box>
            <text:p><text:span text:style-name="T2">a</text:span></text:p>
          </draw:text-box>
        </draw:frame>
        <draw:custom-shape draw:style-name="gr1" draw:text-style-name="P2" xml:id="id6" draw:id="id6" draw:layer="layout" svg:width="1.029cm" svg:height="1cm" svg:x="0.972cm" svg:y="4.7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91cm" svg:height="1cm" svg:x="3.11cm" svg:y="4.7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9cm" svg:height="0.9cm" svg:x="11.101cm" svg:y="4.0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01cm" svg:y="5.6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5.201cm" svg:x2="3.11cm" svg:y2="5.201cm" draw:start-shape="id6" draw:start-glue-point="10" draw:end-shape="id7" draw:end-glue-point="6" svg:d="m2001 5201h1109" svg:viewBox="0 0 1110 1">
          <text:p/>
        </draw:connector>
        <draw:frame draw:style-name="gr3" draw:text-style-name="P3" draw:layer="layout" svg:width="0.769cm" svg:height="0.831cm" svg:x="1.901cm" svg:y="4.601cm">
          <draw:text-box>
            <text:p><text:span text:style-name="T2">ε</text:span></text:p>
          </draw:text-box>
        </draw:frame>
        <draw:frame draw:style-name="gr5" draw:text-style-name="P3" draw:layer="layout" svg:width="3.88cm" svg:height="0.831cm" svg:x="4.301cm" svg:y="3.87cm">
          <draw:text-box>
            <text:p><text:span text:style-name="T2">(b+ε)(b+ε)aa</text:span></text:p>
          </draw:text-box>
        </draw:frame>
        <draw:frame draw:style-name="gr5" draw:text-style-name="P3" draw:layer="layout" svg:width="3.042cm" svg:height="0.831cm" svg:x="4.402cm" svg:y="5.871cm">
          <draw:text-box>
            <text:p><text:span text:style-name="T2">a(a+ε)aa*</text:span></text:p>
          </draw:text-box>
        </draw:frame>
        <draw:connector draw:style-name="gr2" draw:text-style-name="P1" draw:layer="layout" draw:type="curve" draw:line-skew="0.238cm -0.29cm" svg:x1="11.232cm" svg:y1="4.132cm" svg:x2="12.001cm" svg:y2="4.451cm" svg:d="m11232 4132c0-591 491-492 763-265s324 584 6 584" svg:viewBox="0 0 989 762">
          <text:p/>
        </draw:connector>
        <draw:connector draw:style-name="gr2" draw:text-style-name="P1" draw:layer="layout" draw:type="curve" draw:line-skew="0.288cm" svg:x1="3.606cm" svg:y1="4.701cm" svg:x2="11.101cm" svg:y2="4.451cm" draw:start-shape="id7" draw:start-glue-point="4" draw:end-shape="id8" draw:end-glue-point="6" svg:d="m3606 4701c0-319 1998-266 2559-248s-314-2 4936-2" svg:viewBox="0 0 7496 263">
          <text:p/>
        </draw:connector>
        <draw:connector draw:style-name="gr2" draw:text-style-name="P1" draw:layer="layout" draw:type="curve" draw:line-skew="-0.191cm" svg:x1="3.606cm" svg:y1="5.701cm" svg:x2="11.001cm" svg:y2="6.051cm" draw:start-shape="id7" draw:start-glue-point="8" draw:end-shape="id9" draw:end-glue-point="6" svg:d="m3606 5701c0 466 1973 388 2528 359s-308-9 4867-9" svg:viewBox="0 0 7396 383">
          <text:p/>
        </draw:connector>
        <draw:custom-shape draw:style-name="gr6" draw:text-style-name="P2" xml:id="id9" draw:id="id9" draw:layer="layout" svg:width="1.1cm" svg:height="1.1cm" svg:x="11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.551cm" svg:y1="4.901cm" svg:x2="11.551cm" svg:y2="5.501cm" draw:start-shape="id8" draw:start-glue-point="8" draw:end-shape="id9" draw:end-glue-point="4" svg:d="m11551 4901v600" svg:viewBox="0 0 1 601">
          <text:p/>
        </draw:connector>
        <draw:frame draw:style-name="gr5" draw:text-style-name="P3" draw:layer="layout" svg:width="0.769cm" svg:height="0.831cm" svg:x="11.403cm" svg:y="4.672cm">
          <draw:text-box>
            <text:p><text:span text:style-name="T2">ε</text:span></text:p>
          </draw:text-box>
        </draw:frame>
        <draw:connector draw:style-name="gr2" draw:text-style-name="P1" draw:layer="layout" svg:x1="0.073cm" svg:y1="5.204cm" svg:x2="0.972cm" svg:y2="5.201cm" draw:end-shape="id6" draw:end-glue-point="6" svg:d="m73 5204h199v-3h700" svg:viewBox="0 0 900 4">
          <text:p/>
        </draw:connector>
        <draw:frame draw:style-name="gr8" draw:text-style-name="P3" draw:layer="layout" svg:width="0.815cm" svg:height="0.831cm" svg:x="11.702cm" svg:y="3.202cm">
          <draw:text-box>
            <text:p><text:span text:style-name="T2">b</text:span></text:p>
          </draw:text-box>
        </draw:frame>
        <draw:custom-shape draw:style-name="gr1" draw:text-style-name="P2" xml:id="id10" draw:id="id10" draw:layer="layout" svg:width="1.029cm" svg:height="1cm" svg:x="0.972cm" svg:y="7.1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991cm" svg:height="1cm" svg:x="3.11cm" svg:y="7.1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401cm" svg:y="7.2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7.601cm" svg:x2="3.11cm" svg:y2="7.601cm" draw:start-shape="id10" draw:start-glue-point="10" draw:end-shape="id11" draw:end-glue-point="6" svg:d="m2001 7601h1109" svg:viewBox="0 0 1110 1">
          <text:p/>
        </draw:connector>
        <draw:frame draw:style-name="gr3" draw:text-style-name="P3" draw:layer="layout" svg:width="0.769cm" svg:height="0.831cm" svg:x="1.901cm" svg:y="7.001cm">
          <draw:text-box>
            <text:p><text:span text:style-name="T2">ε</text:span></text:p>
          </draw:text-box>
        </draw:frame>
        <draw:frame draw:style-name="gr9" draw:text-style-name="P4" draw:layer="layout" svg:width="8.199cm" svg:height="0.799cm" svg:x="3.901cm" svg:y="6.97cm">
          <draw:text-box>
            <text:p text:style-name="P4"><text:span text:style-name="T3">((b+ε)(b+ε)aab*)+(a(a+ε)aa*)</text:span></text:p>
          </draw:text-box>
        </draw:frame>
        <draw:custom-shape draw:style-name="gr6" draw:text-style-name="P2" xml:id="id12" draw:id="id12" draw:layer="layout" svg:width="1.1cm" svg:height="1.1cm" svg:x="11.3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073cm" svg:y1="7.604cm" svg:x2="0.972cm" svg:y2="7.601cm" draw:end-shape="id10" draw:end-glue-point="6" svg:d="m73 7604h199v-3h700" svg:viewBox="0 0 900 4">
          <text:p/>
        </draw:connector>
        <draw:connector draw:style-name="gr2" draw:text-style-name="P1" draw:layer="layout" draw:line-skew="-3.601cm" svg:x1="4.101cm" svg:y1="7.601cm" svg:x2="11.301cm" svg:y2="7.651cm" draw:start-shape="id11" draw:start-glue-point="10" draw:end-shape="id12" draw:end-glue-point="6" svg:d="m4101 7601h-1v50h7201" svg:viewBox="0 0 7202 51">
          <text:p/>
        </draw:connector>
        <draw:custom-shape draw:style-name="gr1" draw:text-style-name="P2" xml:id="id13" draw:id="id13" draw:layer="layout" svg:width="1.029cm" svg:height="1cm" svg:x="0.972cm" svg:y="8.802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401cm" svg:y="8.902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8.8cm" svg:height="0.831cm" svg:x="2.4cm" svg:y="8.671cm">
          <draw:text-box>
            <text:p><text:span text:style-name="T2">(b+ε)(b+ε)aab* + a(a+ε)aa*</text:span></text:p>
          </draw:text-box>
        </draw:frame>
        <draw:custom-shape draw:style-name="gr6" draw:text-style-name="P2" xml:id="id14" draw:id="id14" draw:layer="layout" svg:width="1.1cm" svg:height="1.1cm" svg:x="11.301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073cm" svg:y1="9.305cm" svg:x2="0.972cm" svg:y2="9.302cm" draw:end-shape="id13" draw:end-glue-point="6" svg:d="m73 9305h199v-3h700" svg:viewBox="0 0 900 4">
          <text:p/>
        </draw:connector>
        <draw:connector draw:style-name="gr2" draw:text-style-name="P1" draw:layer="layout" draw:line-skew="-4.651cm" svg:x1="2.001cm" svg:y1="9.302cm" svg:x2="11.301cm" svg:y2="9.352cm" draw:start-shape="id13" draw:start-glue-point="10" draw:end-shape="id14" draw:end-glue-point="6" svg:d="m2001 9302h-1v50h9301" svg:viewBox="0 0 9302 51">
          <text:p/>
        </draw:connector>
        <draw:frame draw:style-name="gr8" draw:text-style-name="P3" draw:layer="layout" svg:width="0.815cm" svg:height="0.831cm" svg:x="11.703cm" svg:y="0.003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1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5T23:11:31.453672859</meta:creation-date>
    <dc:date>2013-12-06T12:00:29.198895492</dc:date>
    <meta:editing-duration>P0D</meta:editing-duration>
    <meta:editing-cycles>2</meta:editing-cycles>
    <meta:generator>LibreOffice/4.1.3.2$Linux_X86_64 LibreOffice_project/410m0$Build-2</meta:generator>
    <meta:document-statistic meta:object-count="52"/>
  </office:meta>
</office:document-meta>
</file>